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f0cc4" officeooo:paragraph-rsid="000f0cc4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02a37" officeooo:paragraph-rsid="00102a37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02a37" officeooo:paragraph-rsid="00102a37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3016f" officeooo:paragraph-rsid="0013016f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3016f" officeooo:paragraph-rsid="0011e76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3c944" officeooo:paragraph-rsid="0013c944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5ad60" officeooo:paragraph-rsid="0015ad60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65920" officeooo:paragraph-rsid="00165920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99340" officeooo:paragraph-rsid="0019934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102a37" officeooo:paragraph-rsid="00102a37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e71cd" officeooo:paragraph-rsid="000e71c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f0cc4" officeooo:paragraph-rsid="000f0cc4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11e768" officeooo:paragraph-rsid="0011e768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11e768" officeooo:paragraph-rsid="0013016f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13016f" officeooo:paragraph-rsid="0013016f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13c944" officeooo:paragraph-rsid="0013c944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165920" officeooo:paragraph-rsid="00165920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48pt" fo:font-weight="normal" officeooo:rsid="00102a37" officeooo:paragraph-rsid="00102a37" style:font-size-asian="48pt" style:font-weight-asian="normal" style:font-size-complex="48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26pt" fo:font-weight="normal" officeooo:rsid="00102a37" officeooo:paragraph-rsid="00102a37" style:font-size-asian="26pt" style:font-weight-asian="normal" style:font-size-complex="26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26pt" fo:font-weight="bold" officeooo:rsid="00102a37" officeooo:paragraph-rsid="00102a37" style:font-size-asian="26pt" style:font-weight-asian="bold" style:font-size-complex="26pt" style:font-weight-complex="bold"/>
    </style:style>
    <style:style style:name="P22" style:family="paragraph" style:parent-style-name="Standard">
      <style:paragraph-properties fo:text-align="start" style:justify-single-word="false" fo:break-before="page"/>
      <style:text-properties fo:font-size="12pt" fo:font-weight="bold" officeooo:rsid="0013c944" officeooo:paragraph-rsid="0013c944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99340" officeooo:paragraph-rsid="00199340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b65e3" officeooo:paragraph-rsid="00199340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223a8c" officeooo:paragraph-rsid="00223a8c" style:font-size-asian="10.5pt" style:font-weight-asian="normal" style:font-size-complex="12pt" style:font-weight-complex="normal"/>
    </style:style>
    <style:style style:name="T1" style:family="text">
      <style:text-properties officeooo:rsid="00102a37"/>
    </style:style>
    <style:style style:name="T2" style:family="text">
      <style:text-properties officeooo:rsid="00102b7f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3016f" style:font-weight-asian="normal" style:font-weight-complex="normal"/>
    </style:style>
    <style:style style:name="T5" style:family="text">
      <style:text-properties officeooo:rsid="0013016f"/>
    </style:style>
    <style:style style:name="T6" style:family="text">
      <style:text-properties officeooo:rsid="001636ea"/>
    </style:style>
    <style:style style:name="T7" style:family="text">
      <style:text-properties officeooo:rsid="0017977b"/>
    </style:style>
    <style:style style:name="T8" style:family="text">
      <style:text-properties officeooo:rsid="0017f87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oznámkový d</text:span>okument k bakalářské práci</text:p>
      <text:p text:style-name="P1"/>
      <text:p text:style-name="P1"/>
      <text:p text:style-name="P11">Jednotlivé kroky:</text:p>
      <text:p text:style-name="P11"/>
      <text:p text:style-name="P12"><text:span text:style-name="T1">Seznámeni</text:span> s Gitem.... →<text:span text:style-name="T1"> hotovo</text:span></text:p>
      <text:p text:style-name="P11">Seznámení s Testováním → hotovo</text:p>
      <text:p text:style-name="P3">Seznámení s Kairou → právě probíhá</text:p>
      <text:p text:style-name="P3">Seznámení s programováním v Kaiře →<text:span text:style-name="T2"> právě probíhá</text:span></text:p>
      <text:p text:style-name="P3">Seznámení se zdrojovým kódem Kairy →<text:span text:style-name="T2"> právě probíhá</text:span></text:p>
      <text:p text:style-name="P3">Pokus o okomentování zdrojového kódu Kairy</text:p>
      <text:p text:style-name="P3">Pokud o přepsání funkčnosti Kairy</text:p>
      <text:p text:style-name="P3">Zjištění, jak funguje přepsání programu v kaiře do c++ kódu a následné spouštění</text:p>
      <text:p text:style-name="P3">atd.</text:p>
      <text:p text:style-name="P13"/>
      <text:p text:style-name="P2"/>
      <text:p text:style-name="P2"/>
      <text:p text:style-name="P19">Kaira</text:p>
      <text:p text:style-name="P19"/>
      <text:p text:style-name="P4">Kreslí se zde podle petriho sítí.</text:p>
      <text:p text:style-name="P4">Místo : (v kaiře obdélník) zde funguje jako záchytný bod, kdy při simulaci se každý krok odvýjí z nějakého místa.</text:p>
      <text:p text:style-name="P4">Hrana : (v kaiře šipka) určuje vstupní nebo výstupní proměnné, které vstupují do/vystupují z místa. </text:p>
      <text:p text:style-name="P4">Přechod : (v kaiře kolečko) určuje typ proměnných a inicializační hodnotu. </text:p>
      <text:p text:style-name="P4"/>
      <text:p text:style-name="P4">Hrany existují pouze mezi místem a přechodem. Jsou buď vstupní nebo výstupní.</text:p>
      <text:p text:style-name="P4"/>
      <text:p text:style-name="P20">Dokumentace ke zdrojovému kodu</text:p>
      <text:p text:style-name="P21"/>
      <text:p text:style-name="P16">##############</text:p>
      <text:p text:style-name="P15">Rozdělení souborů do adresářů:</text:p>
      <text:p text:style-name="P15"/>
      <text:p text:style-name="P15"><text:tab/>build – <text:span text:style-name="T3">Nějaké nastavení + moduly</text:span></text:p>
      <text:p text:style-name="P15"><text:span text:style-name="T3"><text:tab/></text:span>docs <text:span text:style-name="T3">– Dokumentace</text:span></text:p>
      <text:p text:style-name="P15"><text:span text:style-name="T3"><text:tab/></text:span><text:span text:style-name="T5">gui </text:span><text:span text:style-name="T4">– python soubory</text:span></text:p>
      <text:p text:style-name="P15"><text:span text:style-name="T4"><text:tab/></text:span><text:span text:style-name="T5">libs </text:span><text:span text:style-name="T4">– Rozšíření (Octave, atd.) <text:s/>C++</text:span></text:p>
      <text:p text:style-name="P15"><text:span text:style-name="T4"><text:tab/></text:span><text:span text:style-name="T5">ptp </text:span><text:span text:style-name="T4">- python</text:span></text:p>
      <text:p text:style-name="P5">###############</text:p>
      <text:p text:style-name="P14"/>
      <text:p text:style-name="P14"/>
      <text:p text:style-name="P14"/>
      <text:p text:style-name="P17"/>
      <text:p text:style-name="P22">Soubor gui/mainwindow.py</text:p>
      <text:p text:style-name="P17"/>
      <text:p text:style-name="P7">Nastavení hlavního okna. Nastavení jednotlivých menu → každá položka menu odkazuje na funkci v souboru app.py.</text:p>
      <text:p text:style-name="P14"/>
      <text:p text:style-name="P6"/>
      <text:p text:style-name="P6"/>
      <text:p text:style-name="P6"/>
      <text:p text:style-name="P6"/>
      <text:p text:style-name="P8">Úprava context menu <text:s/>transition prvku se nachází v souboru neteditcc.py. Jeden z nejdůležitějších souborů pro mou bakalářku, nyní musím zjistit jak se skládá samotný program do spustitelého souboru (generování). <text:span text:style-name="T6">Rád bzch vytvořil vlastní sít jenom z jednoho prvku plus vstup výstup, a jen tu generoval a spustil jako unit test.</text:span></text:p>
      <text:p text:style-name="P8"/>
      <text:p text:style-name="P9">################################################################################</text:p>
      <text:p text:style-name="P18">Uprava Kairy!! <text:span text:style-name="T8">( k mojemu pohodlí )</text:span></text:p>
      <text:p text:style-name="P9">Pozměněn kod app.py aby se při zapnutí kaira otevřela maximalizovaná, z důvodu neoběvení menu, při aktuální velikosti po spuštění, nutnost vždy maximalizovat první, než se začne pracovat. <text:span text:style-name="T7">Při následném zmenšení se zobrazí v původní nastavené velikosti 950X660</text:span></text:p>
      <text:p text:style-name="P10">#############################################################################</text:p>
      <text:p text:style-name="P10"/>
      <text:p text:style-name="P10">Pokus o tvorbu souboru na UnitTestování přechodů.</text:p>
      <text:p text:style-name="P10">1. Zjistit jak se tvoří nová síť</text:p>
      <text:p text:style-name="P10">2. Umět vytvořit, zobrazit a upravit</text:p>
      <text:p text:style-name="P10">3. Do nové sítě přidat přechod + vstup a výstup</text:p>
      <text:p text:style-name="P10">4. Naučit se vložit více hodnot do vstupu</text:p>
      <text:p text:style-name="P10">5. Naučit se zkompilovat a spustit simulaci</text:p>
      <text:p text:style-name="P10">6. dokončení tvorby unit testu</text:p>
      <text:p text:style-name="P24"/>
      <text:p text:style-name="P25"/>
      <text:p text:style-name="P25"/>
      <text:p text:style-name="P25">Snažím se vytvořit novou síť. Zjistil jsem, že potřebuji importovat aktuální projekt a jeho síť do souboru unittest, abych mohl nadále z danou síťí pracovat. Poté musím získat její netlist a vytvořit novou sít do daného netlistu. Když je vytvořena nová síť, dalším krokem je naučit se jí ovládat a kreslit si v canvasu a mazat podle toho, jak je potřeba... </text:p>
      <text:p text:style-name="P25"/>
      <text:p text:style-name="P25"/>
      <text:p text:style-name="P25">Domlouvám sraz se Stanislavem Bohmem, autorem projektu. Mám na něj plno otázek, takže si je zde zapíši.</text:p>
      <text:p text:style-name="P25"/>
      <text:p text:style-name="P25">1. Jak funguje generování výsledného kódu z petriho síťe.</text:p>
      <text:p text:style-name="P25">2. Co říká na můj návrh, jak řešit sekvenční testování, jestli je to ztráta času, nebo by to tak šlo.</text:p>
      <text:p text:style-name="P25">3. Nějak probrat celou adresářovou strukturu python souborů, aspoň částečně popsat co se kde nachází, na co si dát pozor, a co je důležité</text:p>
      <text:p text:style-name="P25">4. Jak fungují simulace v kaiře, Jak funguje canvas v kaiře, co vše si uchovává v paměti a jak se k tomu dá přistupova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8T17:40:24.23</meta:creation-date>
    <dc:date>2014-09-01T13:00:52.155497539</dc:date>
    <meta:editing-duration>PT1H17M7S</meta:editing-duration>
    <meta:editing-cycles>19</meta:editing-cycles>
    <meta:generator>LibreOffice/4.2.3.3$Linux_X86_64 LibreOffice_project/420m0$Build-3</meta:generator>
    <meta:document-statistic meta:table-count="0" meta:image-count="0" meta:object-count="0" meta:page-count="2" meta:paragraph-count="46" meta:word-count="476" meta:character-count="3089" meta:non-whitespace-character-count="2645"/>
  </office:meta>
</office:document-meta>
</file>